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2000000258CA0C59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draw:frame presentation:style-name="pr1" draw:text-style-name="P1" draw:layer="layout" svg:width="24cm" svg:height="3.506cm" svg:x="2cm" svg:y="1.537cm" presentation:class="title">
          <draw:text-box>
            <text:p text:style-name="P1">TreeMaps</text:p>
          </draw:text-box>
        </draw:frame>
        <draw:frame presentation:style-name="pr2" draw:text-style-name="P2" draw:layer="layout" svg:width="23.548cm" svg:height="13.231cm" svg:x="3.023cm" svg:y="6.178cm" presentation:class="subtitle" presentation:user-transformed="true">
          <draw:text-box draw:corner-radius="10.956cm">
            <text:p>Davin Merry</text:p>
            <text:p>James Hauffa</text:p>
            <text:p/>
          </draw:text-box>
        </draw:frame>
        <anim:par presentation:node-type="timing-root">
          <anim:par smil:begin="id1.begin">
            <anim:transitionFilter smil:dur="1s" smil:type="rand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draw:frame presentation:style-name="pr4" draw:text-style-name="P1" draw:layer="layout" svg:width="24cm" svg:height="3.506cm" svg:x="2cm" svg:y="1.537cm" presentation:class="title">
          <draw:text-box draw:corner-radius="0.024cm">
            <text:p text:style-name="P1">What do I do</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3">It sorts keyValue pairs in natural order according to natural order, or ASCII table values</text:p>
              </text:list-item>
              <text:list-item>
                <text:p text:style-name="P3">Its good at keeping this is order but sacrifices compilation time as O(log n) where n are the number of elements in the tree</text:p>
              </text:list-item>
            </text:list>
            <text:list text:style-name="L3">
              <text:list-item>
                <text:list>
                  <text:list-item>
                    <text:p text:style-name="P4"/>
                  </text:list-item>
                </text:list>
              </text:list-item>
            </text:list>
          </draw:text-box>
        </draw:frame>
        <anim:par presentation:node-type="timing-root">
          <anim:par smil:begin="id2.begin">
            <anim:transitionFilter smil:dur="1s" smil:type="rand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xml:id="id3" draw:id="id3">
        <draw:frame presentation:style-name="pr6" draw:text-style-name="P1" draw:layer="layout" svg:width="24cm" svg:height="3.506cm" svg:x="2cm" svg:y="1.537cm" presentation:class="title">
          <draw:text-box draw:corner-radius="0.032cm">
            <text:p text:style-name="P1">Why use me</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3">If you want to find highest or lowest value, or greater or less than a range.</text:p>
              </text:list-item>
              <text:list-item>
                <text:p text:style-name="P3">Can institute custom sorting parameters by means of a <text:s/>comparator during construction of a tree map</text:p>
              </text:list-item>
              <text:list-item>
                <text:p text:style-name="P3">If random access if important</text:p>
              </text:list-item>
            </text:list>
            <text:list text:style-name="L3">
              <text:list-item>
                <text:list>
                  <text:list-item>
                    <text:p text:style-name="P4">Allows for modification of behavior to increase performance</text:p>
                  </text:list-item>
                </text:list>
              </text:list-item>
            </text:list>
          </draw:text-box>
        </draw:frame>
        <anim:par presentation:node-type="timing-root">
          <anim:par smil:begin="id3.begin">
            <anim:transitionFilter smil:dur="1s" smil:type="rand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draw:frame presentation:style-name="pr7" draw:text-style-name="P1" draw:layer="layout" svg:width="24cm" svg:height="3.506cm" svg:x="2cm" svg:y="1.537cm" presentation:class="title">
          <draw:text-box draw:corner-radius="9.472cm">
            <text:p text:style-name="P1">How do I fit in?</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3">TreeMap implements <text:s/>the Map interface off the Collections framework</text:p>
              </text:list-item>
              <text:list-item>
                <text:p text:style-name="P3"/>
              </text:list-item>
            </text:list>
          </draw:text-box>
        </draw:frame>
        <anim:par presentation:node-type="timing-root">
          <anim:par smil:begin="id4.begin">
            <anim:transitionFilter smil:dur="1s" smil:type="rand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Recommendation of a Strategy</dc:title>
    <dc:description>Introducing developments and alternatives, recommending one or more strategies</dc:description>
    <meta:creation-date>2019-09-17T18:58:54.43</meta:creation-date>
    <dc:language>en-US</dc:language>
    <meta:editing-cycles>6</meta:editing-cycles>
    <meta:editing-duration>PT48M22S</meta:editing-duration>
    <meta:initial-creator>James Hauffa</meta:initial-creator>
    <dc:date>2019-09-18T08:50:17.79</dc:date>
    <dc:creator>James Hauffa</dc:creator>
    <meta:document-statistic meta:object-count="36"/>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